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12000002CF5A1568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textarea-horizontal-align="justify" draw:textarea-vertical-align="middle" draw:auto-grow-height="false" fo:min-height="1.95cm" fo:min-width="3.8cm"/>
    </style:style>
    <style:style style:name="gr2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start"/>
      <style:text-properties fo:font-size="12pt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a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a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4.3cm" svg:height="2.2cm" svg:x="2.6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 draw:name="Grupo 5">
          <draw:custom-shape draw:name="Caixa de texto 1" draw:style-name="gr2" draw:text-style-name="P3" draw:layer="layout" svg:width="10.025cm" svg:height="0.787cm" svg:x="16.702cm" svg:y="19.004cm">
            <text:p text:style-name="P2"><text:span text:style-name="T1">Figura 1: Representação simplificada do novo ciclo de Carbono proposto para o CAETÊ. Adaptado de (Wang et al. 2010) </text:span></text:p>
            <draw:enhanced-geometry draw:mirror-horizontal="false" draw:mirror-vertical="false" svg:viewBox="0 0 13672 7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m 4" draw:style-name="gr3" draw:text-style-name="P4" draw:layer="layout" svg:width="11cm" svg:height="6.493cm" svg:x="16.1cm" svg:y="12.2cm">
            <draw:image xlink:href="Pictures/1000020100000512000002CF5A1568A0.png" xlink:type="simple" xlink:show="embed" xlink:actuate="onLoad">
              <text:p/>
            </draw:image>
          </draw:frame>
        </draw:g>
        <draw:custom-shape draw:style-name="gr1" draw:text-style-name="P1" draw:layer="layout" svg:width="4.3cm" svg:height="2.2cm" svg:x="2.6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2.2cm" svg:x="2.6cm" svg:y="2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2.2cm" svg:x="2.6cm" svg:y="9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2.2cm" svg:x="2.6cm" svg:y="11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2.2cm" svg:x="2.6cm" svg:y="14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4.3cm" svg:height="2.2cm" svg:x="2.6cm" svg:y="16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36633" draw:marker-start-width="0.2cm" draw:marker-start-center="false" draw:marker-end-width="0.2cm" draw:marker-end-center="false" draw:fill="solid" draw:fill-color="#3366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08-29T18:47:33.019784337</dc:date>
    <dc:creator>João Filho</dc:creator>
    <meta:editing-duration>PT12M45S</meta:editing-duration>
    <meta:editing-cycles>2</meta:editing-cycles>
    <meta:generator>LibreOffice/4.3.3.2$Linux_X86_64 LibreOffice_project/430m0$Build-2</meta:generator>
    <meta:document-statistic meta:object-count="10"/>
  </office:meta>
</office:document-meta>
</file>